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1.E1" style:family="table-cell">
      <style:table-cell-properties fo:border="0.05pt solid #000000" fo:padding="0.097cm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P3" style:parent-style-name="Standard" style:family="paragraph">
      <style:text-properties officeooo:paragraph-rsid="000997e7" officeooo:rsid="000997e7"/>
    </style:style>
    <style:style style:name="P4" style:parent-style-name="Heading_20_1" style:family="paragraph">
      <style:paragraph-properties fo:text-align="center" style:justify-single-word="false"/>
    </style:style>
    <style:style style:name="P5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en" style:font-style-complex="normal" fo:letter-spacing="normal" style:font-name-asian="Droid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GB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call</text:p>
            </table:table-cell>
            <table:table-cell office:value-type="string" table:style-name="Table1.A1">
              <text:p text:style-name="P2">gotta</text:p>
            </table:table-cell>
            <table:table-cell office:value-type="string" table:style-name="Table1.A1">
              <text:p text:style-name="P2">beside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E1">
              <text:p text:style-name="P2">crazy</text:p>
            </table:table-cell>
          </table:table-row>
          <table:table-row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fine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E1">
              <text:p text:style-name="P2">road</text:p>
            </table:table-cell>
          </table:table-row>
          <table:table-row>
            <table:table-cell office:value-type="string" table:style-name="Table1.A1">
              <text:p text:style-name="P2">keep</text:p>
            </table:table-cell>
            <table:table-cell office:value-type="string" table:style-name="Table1.A1">
              <text:p text:style-name="P2">morn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E1">
              <text:p text:style-name="P2">said</text:p>
            </table:table-cell>
          </table:table-row>
          <table:table-row>
            <table:table-cell office:value-type="string" table:style-name="Table1.A1">
              <text:p text:style-name="P2">hard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or</text:p>
            </table:table-cell>
            <table:table-cell office:value-type="string" table:style-name="Table1.A1">
              <text:p text:style-name="P2">man</text:p>
            </table:table-cell>
            <table:table-cell office:value-type="string" table:style-name="Table1.E1">
              <text:p text:style-name="P2">world</text:p>
            </table:table-cell>
          </table:table-row>
          <table:table-row>
            <table:table-cell office:value-type="string" table:style-name="Table1.A1">
              <text:p text:style-name="P2">place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smile</text:p>
            </table:table-cell>
            <table:table-cell office:value-type="string" table:style-name="Table1.A1">
              <text:p text:style-name="P2">kiss</text:p>
            </table:table-cell>
            <table:table-cell office:value-type="string" table:style-name="Table1.E1">
              <text:p text:style-name="P2">eve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ell</text:p>
            </table:table-cell>
            <table:table-cell office:value-type="string" table:style-name="Table1.A1">
              <text:p text:style-name="P2">cause</text:p>
            </table:table-cell>
            <table:table-cell office:value-type="string" table:style-name="Table1.A1">
              <text:p text:style-name="P2">rising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rain</text:p>
            </table:table-cell>
          </table:table-row>
          <table:table-row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A1">
              <text:p text:style-name="P2">dancing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E1">
              <text:p text:style-name="P2">once</text:p>
            </table:table-cell>
          </table:table-row>
          <table:table-row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mean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omething</text:p>
            </table:table-cell>
            <table:table-cell office:value-type="string" table:style-name="Table1.E1">
              <text:p text:style-name="P2">chance</text:p>
            </table:table-cell>
          </table:table-row>
          <table:table-row>
            <table:table-cell office:value-type="string" table:style-name="Table1.A1">
              <text:p text:style-name="P2">hey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or</text:p>
            </table:table-cell>
            <table:table-cell office:value-type="string" table:style-name="Table1.A1">
              <text:p text:style-name="P2">passed</text:p>
            </table:table-cell>
            <table:table-cell office:value-type="string" table:style-name="Table1.E1">
              <text:p text:style-name="P2">say</text:p>
            </table:table-cell>
          </table:table-row>
          <table:table-row>
            <table:table-cell office:value-type="string" table:style-name="Table1.A1">
              <text:p text:style-name="P2">because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hard</text:p>
            </table:table-cell>
            <table:table-cell office:value-type="string" table:style-name="Table1.A1">
              <text:p text:style-name="P2">home</text:p>
            </table:table-cell>
            <table:table-cell office:value-type="string" table:style-name="Table1.E1">
              <text:p text:style-name="P2">hear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hould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body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E1">
              <text:p text:style-name="P2">before</text:p>
            </table:table-cell>
          </table:table-row>
          <table:table-row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thought</text:p>
            </table:table-cell>
            <table:table-cell office:value-type="string" table:style-name="Table1.A1">
              <text:p text:style-name="P2">better</text:p>
            </table:table-cell>
            <table:table-cell office:value-type="string" table:style-name="Table1.A1">
              <text:p text:style-name="P2">take</text:p>
            </table:table-cell>
            <table:table-cell office:value-type="string" table:style-name="Table1.E1">
              <text:p text:style-name="P2">beauty</text:p>
            </table:table-cell>
          </table:table-row>
          <table:table-row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reall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people</text:p>
            </table:table-cell>
            <table:table-cell office:value-type="string" table:style-name="Table1.E1">
              <text:p text:style-name="P2">fly</text:p>
            </table:table-cell>
          </table:table-row>
          <table:table-row>
            <table:table-cell office:value-type="string" table:style-name="Table1.A1">
              <text:p text:style-name="P2">smile</text:p>
            </table:table-cell>
            <table:table-cell office:value-type="string" table:style-name="Table1.A1">
              <text:p text:style-name="P2">trying</text:p>
            </table:table-cell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made</text:p>
            </table:table-cell>
            <table:table-cell office:value-type="string" table:style-name="Table1.E1">
              <text:p text:style-name="P2">life</text:p>
            </table:table-cell>
          </table:table-row>
          <table:table-row>
            <table:table-cell office:value-type="string" table:style-name="Table1.A1">
              <text:p text:style-name="P2">road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think</text:p>
            </table:table-cell>
            <table:table-cell office:value-type="string" table:style-name="Table1.E1">
              <text:p text:style-name="P2">mayb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maybe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E1">
              <text:p text:style-name="P2">hard</text:p>
            </table:table-cell>
          </table:table-row>
          <table:table-row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storm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cause</text:p>
            </table:table-cell>
            <table:table-cell office:value-type="string" table:style-name="Table1.E1">
              <text:p text:style-name="P2">until</text:p>
            </table:table-cell>
          </table:table-row>
          <table:table-row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shell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till</text:p>
            </table:table-cell>
            <table:table-cell office:value-type="string" table:style-name="Table1.E1">
              <text:p text:style-name="P2">home</text:p>
            </table:table-cell>
          </table:table-row>
          <table:table-row>
            <table:table-cell office:value-type="string" table:style-name="Table1.A1">
              <text:p text:style-name="P2">dreams</text:p>
            </table:table-cell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about</text:p>
            </table:table-cell>
            <table:table-cell office:value-type="string" table:style-name="Table1.A1">
              <text:p text:style-name="P2">looks</text:p>
            </table:table-cell>
            <table:table-cell office:value-type="string" table:style-name="Table1.E1">
              <text:p text:style-name="P2">world</text:p>
            </table:table-cell>
          </table:table-row>
          <table:table-row>
            <table:table-cell office:value-type="string" table:style-name="Table1.A1">
              <text:p text:style-name="P2">scared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crazy</text:p>
            </table:table-cell>
            <table:table-cell office:value-type="string" table:style-name="Table1.A1">
              <text:p text:style-name="P2">own</text:p>
            </table:table-cell>
            <table:table-cell office:value-type="string" table:style-name="Table1.E1">
              <text:p text:style-name="P2">yeah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kiss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A1">
              <text:p text:style-name="P2">girls</text:p>
            </table:table-cell>
            <table:table-cell office:value-type="string" table:style-name="Table1.A1">
              <text:p text:style-name="P2">want</text:p>
            </table:table-cell>
            <table:table-cell office:value-type="string" table:style-name="Table1.E1">
              <text:p text:style-name="P2">people</text:p>
            </table:table-cell>
          </table:table-row>
          <table:table-row>
            <table:table-cell office:value-type="string" table:style-name="Table1.A1">
              <text:p text:style-name="P2">never</text:p>
            </table:table-cell>
            <table:table-cell office:value-type="string" table:style-name="Table1.A1">
              <text:p text:style-name="P2">rain</text:p>
            </table:table-cell>
            <table:table-cell office:value-type="string" table:style-name="Table1.A1">
              <text:p text:style-name="P2">his</text:p>
            </table:table-cell>
            <table:table-cell office:value-type="string" table:style-name="Table1.A1">
              <text:p text:style-name="P2">hands</text:p>
            </table:table-cell>
            <table:table-cell office:value-type="string" table:style-name="Table1.E1">
              <text:p text:style-name="P2">perhaps</text:p>
            </table:table-cell>
          </table:table-row>
          <table:table-row>
            <table:table-cell office:value-type="string" table:style-name="Table1.A1">
              <text:p text:style-name="P2">or</text:p>
            </table:table-cell>
            <table:table-cell office:value-type="string" table:style-name="Table1.A1">
              <text:p text:style-name="P2">clos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omething</text:p>
            </table:table-cell>
            <table:table-cell office:value-type="string" table:style-name="Table1.E1">
              <text:p text:style-name="P2">high</text:p>
            </table:table-cell>
          </table:table-row>
          <table:table-row>
            <table:table-cell office:value-type="string" table:style-name="Table1.A1">
              <text:p text:style-name="P2">hey</text:p>
            </table:table-cell>
            <table:table-cell office:value-type="string" table:style-name="Table1.A1">
              <text:p text:style-name="P2">leave</text:p>
            </table:table-cell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passed</text:p>
            </table:table-cell>
            <table:table-cell office:value-type="string" table:style-name="Table1.E1">
              <text:p text:style-name="P2">find</text:p>
            </table:table-cell>
          </table:table-row>
          <table:table-row>
            <table:table-cell office:value-type="string" table:style-name="Table1.A1">
              <text:p text:style-name="P2">wandering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should</text:p>
            </table:table-cell>
            <table:table-cell office:value-type="string" table:style-name="Table1.E1">
              <text:p text:style-name="P2">ove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aid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fall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E1">
              <text:p text:style-name="P2">crazy</text:p>
            </table:table-cell>
          </table:table-row>
          <table:table-row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dream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E1">
              <text:p text:style-name="P2">living</text:p>
            </table:table-cell>
          </table:table-row>
          <table:table-row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wea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hard</text:p>
            </table:table-cell>
            <table:table-cell office:value-type="string" table:style-name="Table1.E1">
              <text:p text:style-name="P2">chance</text:p>
            </table:table-cell>
          </table:table-row>
          <table:table-row>
            <table:table-cell office:value-type="string" table:style-name="Table1.A1">
              <text:p text:style-name="P2">smile</text:p>
            </table:table-cell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cause</text:p>
            </table:table-cell>
            <table:table-cell office:value-type="string" table:style-name="Table1.A1">
              <text:p text:style-name="P2">made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lies</text:p>
            </table:table-cell>
            <table:table-cell office:value-type="string" table:style-name="Table1.A1">
              <text:p text:style-name="P2">even</text:p>
            </table:table-cell>
            <table:table-cell office:value-type="string" table:style-name="Table1.A1">
              <text:p text:style-name="P2">through</text:p>
            </table:table-cell>
            <table:table-cell office:value-type="string" table:style-name="Table1.A1">
              <text:p text:style-name="P2">her</text:p>
            </table:table-cell>
            <table:table-cell office:value-type="string" table:style-name="Table1.E1">
              <text:p text:style-name="P2">nigh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well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bones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told</text:p>
            </table:table-cell>
          </table:table-row>
          <table:table-row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people</text:p>
            </table:table-cell>
            <table:table-cell office:value-type="string" table:style-name="Table1.A1">
              <text:p text:style-name="P2">rise</text:p>
            </table:table-cell>
            <table:table-cell office:value-type="string" table:style-name="Table1.A1">
              <text:p text:style-name="P2">night</text:p>
            </table:table-cell>
            <table:table-cell office:value-type="string" table:style-name="Table1.E1">
              <text:p text:style-name="P2">these</text:p>
            </table:table-cell>
          </table:table-row>
          <table:table-row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cros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dream</text:p>
            </table:table-cell>
            <table:table-cell office:value-type="string" table:style-name="Table1.E1">
              <text:p text:style-name="P2">may</text:p>
            </table:table-cell>
          </table:table-row>
          <table:table-row>
            <table:table-cell office:value-type="string" table:style-name="Table1.A1">
              <text:p text:style-name="P2">through</text:p>
            </table:table-cell>
            <table:table-cell office:value-type="string" table:style-name="Table1.A1">
              <text:p text:style-name="P2">own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stars</text:p>
            </table:table-cell>
            <table:table-cell office:value-type="string" table:style-name="Table1.E1">
              <text:p text:style-name="P2">never</text:p>
            </table:table-cell>
          </table:table-row>
          <table:table-row>
            <table:table-cell office:value-type="string" table:style-name="Table1.A1">
              <text:p text:style-name="P2">feet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lie</text:p>
            </table:table-cell>
            <table:table-cell office:value-type="string" table:style-name="Table1.E1">
              <text:p text:style-name="P2">gotta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mine</text:p>
            </table:table-cell>
            <table:table-cell office:value-type="string" table:style-name="Table1.A1">
              <text:p text:style-name="P2">new</text:p>
            </table:table-cell>
            <table:table-cell office:value-type="string" table:style-name="Table1.A1">
              <text:p text:style-name="P2">beautiful</text:p>
            </table:table-cell>
            <table:table-cell office:value-type="string" table:style-name="Table1.A1">
              <text:p text:style-name="P2">even</text:p>
            </table:table-cell>
            <table:table-cell office:value-type="string" table:style-name="Table1.E1">
              <text:p text:style-name="P2">something</text:p>
            </table:table-cell>
          </table:table-row>
          <table:table-row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A1">
              <text:p text:style-name="P2">trying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E1">
              <text:p text:style-name="P2">care</text:p>
            </table:table-cell>
          </table:table-row>
          <table:table-row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look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E1">
              <text:p text:style-name="P2">mirror</text:p>
            </table:table-cell>
          </table:table-row>
          <table:table-row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taste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A1">
              <text:p text:style-name="P2">girls</text:p>
            </table:table-cell>
            <table:table-cell office:value-type="string" table:style-name="Table1.E1">
              <text:p text:style-name="P2">gonna</text:p>
            </table:table-cell>
          </table:table-row>
          <table:table-row>
            <table:table-cell office:value-type="string" table:style-name="Table1.A1">
              <text:p text:style-name="P2">enough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fine</text:p>
            </table:table-cell>
            <table:table-cell office:value-type="string" table:style-name="Table1.E1">
              <text:p text:style-name="P2">alon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may</text:p>
            </table:table-cell>
            <table:table-cell office:value-type="string" table:style-name="Table1.A1">
              <text:p text:style-name="P2">inside</text:p>
            </table:table-cell>
            <table:table-cell office:value-type="string" table:style-name="Table1.A1">
              <text:p text:style-name="P2">other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E1">
              <text:p text:style-name="P2">people</text:p>
            </table:table-cell>
          </table:table-row>
          <table:table-row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crazy</text:p>
            </table:table-cell>
            <table:table-cell office:value-type="string" table:style-name="Table1.A1">
              <text:p text:style-name="P2">silent</text:p>
            </table:table-cell>
            <table:table-cell office:value-type="string" table:style-name="Table1.A1">
              <text:p text:style-name="P2">or</text:p>
            </table:table-cell>
            <table:table-cell office:value-type="string" table:style-name="Table1.E1">
              <text:p text:style-name="P2">cry</text:p>
            </table:table-cell>
          </table:table-row>
          <table:table-row>
            <table:table-cell office:value-type="string" table:style-name="Table1.A1">
              <text:p text:style-name="P2">new</text:p>
            </table:table-cell>
            <table:table-cell office:value-type="string" table:style-name="Table1.A1">
              <text:p text:style-name="P2">knew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tart</text:p>
            </table:table-cell>
            <table:table-cell office:value-type="string" table:style-name="Table1.E1">
              <text:p text:style-name="P2">wait</text:p>
            </table:table-cell>
          </table:table-row>
          <table:table-row>
            <table:table-cell office:value-type="string" table:style-name="Table1.A1">
              <text:p text:style-name="P2">storm</text:p>
            </table:table-cell>
            <table:table-cell office:value-type="string" table:style-name="Table1.A1">
              <text:p text:style-name="P2">high</text:p>
            </table:table-cell>
            <table:table-cell office:value-type="string" table:style-name="Table1.A1">
              <text:p text:style-name="P2">gotta</text:p>
            </table:table-cell>
            <table:table-cell office:value-type="string" table:style-name="Table1.A1">
              <text:p text:style-name="P2">edge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lady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fell</text:p>
            </table:table-cell>
            <table:table-cell office:value-type="string" table:style-name="Table1.E1">
              <text:p text:style-name="P2">hear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may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fear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E1">
              <text:p text:style-name="P2">nothing</text:p>
            </table:table-cell>
          </table:table-row>
          <table:table-row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day</text:p>
            </table:table-cell>
            <table:table-cell office:value-type="string" table:style-name="Table1.E1">
              <text:p text:style-name="P2">knew</text:p>
            </table:table-cell>
          </table:table-row>
          <table:table-row>
            <table:table-cell office:value-type="string" table:style-name="Table1.A1">
              <text:p text:style-name="P2">everything</text:p>
            </table:table-cell>
            <table:table-cell office:value-type="string" table:style-name="Table1.A1">
              <text:p text:style-name="P2">clos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E1">
              <text:p text:style-name="P2">gave</text:p>
            </table:table-cell>
          </table:table-row>
          <table:table-row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girl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please</text:p>
            </table:table-cell>
            <table:table-cell office:value-type="string" table:style-name="Table1.E1">
              <text:p text:style-name="P2">say</text:p>
            </table:table-cell>
          </table:table-row>
          <table:table-row>
            <table:table-cell office:value-type="string" table:style-name="Table1.A1">
              <text:p text:style-name="P2">reflection</text:p>
            </table:table-cell>
            <table:table-cell office:value-type="string" table:style-name="Table1.A1">
              <text:p text:style-name="P2">even</text:p>
            </table:table-cell>
            <table:table-cell office:value-type="string" table:style-name="Table1.A1">
              <text:p text:style-name="P2">told</text:p>
            </table:table-cell>
            <table:table-cell office:value-type="string" table:style-name="Table1.A1">
              <text:p text:style-name="P2">fell</text:p>
            </table:table-cell>
            <table:table-cell office:value-type="string" table:style-name="Table1.E1">
              <text:p text:style-name="P2">o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ly</text:p>
            </table:table-cell>
            <table:table-cell office:value-type="string" table:style-name="Table1.A1">
              <text:p text:style-name="P2">keep</text:p>
            </table:table-cell>
            <table:table-cell office:value-type="string" table:style-name="Table1.A1">
              <text:p text:style-name="P2">staying</text:p>
            </table:table-cell>
            <table:table-cell office:value-type="string" table:style-name="Table1.A1">
              <text:p text:style-name="P2">even</text:p>
            </table:table-cell>
            <table:table-cell office:value-type="string" table:style-name="Table1.E1">
              <text:p text:style-name="P2">more</text:p>
            </table:table-cell>
          </table:table-row>
          <table:table-row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kiss</text:p>
            </table:table-cell>
            <table:table-cell office:value-type="string" table:style-name="Table1.A1">
              <text:p text:style-name="P2">about</text:p>
            </table:table-cell>
            <table:table-cell office:value-type="string" table:style-name="Table1.E1">
              <text:p text:style-name="P2">beside</text:p>
            </table:table-cell>
          </table:table-row>
          <table:table-row>
            <table:table-cell office:value-type="string" table:style-name="Table1.A1">
              <text:p text:style-name="P2">new</text:p>
            </table:table-cell>
            <table:table-cell office:value-type="string" table:style-name="Table1.A1">
              <text:p text:style-name="P2">clos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crazy</text:p>
            </table:table-cell>
            <table:table-cell office:value-type="string" table:style-name="Table1.E1">
              <text:p text:style-name="P2">better</text:p>
            </table:table-cell>
          </table:table-row>
          <table:table-row>
            <table:table-cell office:value-type="string" table:style-name="Table1.A1">
              <text:p text:style-name="P2">something</text:p>
            </table:table-cell>
            <table:table-cell office:value-type="string" table:style-name="Table1.A1">
              <text:p text:style-name="P2">gave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mean</text:p>
            </table:table-cell>
            <table:table-cell office:value-type="string" table:style-name="Table1.E1">
              <text:p text:style-name="P2">gonna</text:p>
            </table:table-cell>
          </table:table-row>
          <table:table-row>
            <table:table-cell office:value-type="string" table:style-name="Table1.A1">
              <text:p text:style-name="P2">whatever</text:p>
            </table:table-cell>
            <table:table-cell office:value-type="string" table:style-name="Table1.A1">
              <text:p text:style-name="P2">never</text:p>
            </table:table-cell>
            <table:table-cell office:value-type="string" table:style-name="Table1.A1">
              <text:p text:style-name="P2">live</text:p>
            </table:table-cell>
            <table:table-cell office:value-type="string" table:style-name="Table1.A1">
              <text:p text:style-name="P2">sweet</text:p>
            </table:table-cell>
            <table:table-cell office:value-type="string" table:style-name="Table1.E1">
              <text:p text:style-name="P2">o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use</text:p>
            </table:table-cell>
            <table:table-cell office:value-type="string" table:style-name="Table1.A1">
              <text:p text:style-name="P2">open</text:p>
            </table:table-cell>
            <table:table-cell office:value-type="string" table:style-name="Table1.A1">
              <text:p text:style-name="P2">breathe</text:p>
            </table:table-cell>
            <table:table-cell office:value-type="string" table:style-name="Table1.A1">
              <text:p text:style-name="P2">find</text:p>
            </table:table-cell>
            <table:table-cell office:value-type="string" table:style-name="Table1.E1">
              <text:p text:style-name="P2">rain</text:p>
            </table:table-cell>
          </table:table-row>
          <table:table-row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ever</text:p>
            </table:table-cell>
            <table:table-cell office:value-type="string" table:style-name="Table1.E1">
              <text:p text:style-name="P2">gold</text:p>
            </table:table-cell>
          </table:table-row>
          <table:table-row>
            <table:table-cell office:value-type="string" table:style-name="Table1.A1">
              <text:p text:style-name="P2">hands</text:p>
            </table:table-cell>
            <table:table-cell office:value-type="string" table:style-name="Table1.A1">
              <text:p text:style-name="P2">end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omething</text:p>
            </table:table-cell>
            <table:table-cell office:value-type="string" table:style-name="Table1.E1">
              <text:p text:style-name="P2">last</text:p>
            </table:table-cell>
          </table:table-row>
          <table:table-row>
            <table:table-cell office:value-type="string" table:style-name="Table1.A1">
              <text:p text:style-name="P2">live</text:p>
            </table:table-cell>
            <table:table-cell office:value-type="string" table:style-name="Table1.A1">
              <text:p text:style-name="P2">trying</text:p>
            </table:table-cell>
            <table:table-cell office:value-type="string" table:style-name="Table1.A1">
              <text:p text:style-name="P2">or</text:p>
            </table:table-cell>
            <table:table-cell office:value-type="string" table:style-name="Table1.A1">
              <text:p text:style-name="P2">rising</text:p>
            </table:table-cell>
            <table:table-cell office:value-type="string" table:style-name="Table1.E1">
              <text:p text:style-name="P2">oh</text:p>
            </table:table-cell>
          </table:table-row>
          <table:table-row>
            <table:table-cell office:value-type="string" table:style-name="Table1.A1">
              <text:p text:style-name="P2">wet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today</text:p>
            </table:table-cell>
            <table:table-cell office:value-type="string" table:style-name="Table1.E1">
              <text:p text:style-name="P2">day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ilent</text:p>
            </table:table-cell>
            <table:table-cell office:value-type="string" table:style-name="Table1.A1">
              <text:p text:style-name="P2">cause</text:p>
            </table:table-cell>
            <table:table-cell office:value-type="string" table:style-name="Table1.A1">
              <text:p text:style-name="P2">really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E1">
              <text:p text:style-name="P2">wanna</text:p>
            </table:table-cell>
          </table:table-row>
          <table:table-row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A1">
              <text:p text:style-name="P2">kiss</text:p>
            </table:table-cell>
            <table:table-cell office:value-type="string" table:style-name="Table1.A1">
              <text:p text:style-name="P2">maybe</text:p>
            </table:table-cell>
            <table:table-cell office:value-type="string" table:style-name="Table1.E1">
              <text:p text:style-name="P2">please</text:p>
            </table:table-cell>
          </table:table-row>
          <table:table-row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get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tart</text:p>
            </table:table-cell>
            <table:table-cell office:value-type="string" table:style-name="Table1.E1">
              <text:p text:style-name="P2">high</text:p>
            </table:table-cell>
          </table:table-row>
          <table:table-row>
            <table:table-cell office:value-type="string" table:style-name="Table1.A1">
              <text:p text:style-name="P2">something</text:p>
            </table:table-cell>
            <table:table-cell office:value-type="string" table:style-name="Table1.A1">
              <text:p text:style-name="P2">taste</text:p>
            </table:table-cell>
            <table:table-cell office:value-type="string" table:style-name="Table1.A1">
              <text:p text:style-name="P2">open</text:p>
            </table:table-cell>
            <table:table-cell office:value-type="string" table:style-name="Table1.A1">
              <text:p text:style-name="P2">words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god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think</text:p>
            </table:table-cell>
            <table:table-cell office:value-type="string" table:style-name="Table1.E1">
              <text:p text:style-name="P2">sky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keeps</text:p>
            </table:table-cell>
            <table:table-cell office:value-type="string" table:style-name="Table1.A1">
              <text:p text:style-name="P2">sky</text:p>
            </table:table-cell>
            <table:table-cell office:value-type="string" table:style-name="Table1.A1">
              <text:p text:style-name="P2">drop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before</text:p>
            </table:table-cell>
          </table:table-row>
          <table:table-row>
            <table:table-cell office:value-type="string" table:style-name="Table1.A1">
              <text:p text:style-name="P2">find</text:p>
            </table:table-cell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break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E1">
              <text:p text:style-name="P2">lady</text:p>
            </table:table-cell>
          </table:table-row>
          <table:table-row>
            <table:table-cell office:value-type="string" table:style-name="Table1.A1">
              <text:p text:style-name="P2">maybe</text:p>
            </table:table-cell>
            <table:table-cell office:value-type="string" table:style-name="Table1.A1">
              <text:p text:style-name="P2">blood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hrough</text:p>
            </table:table-cell>
            <table:table-cell office:value-type="string" table:style-name="Table1.E1">
              <text:p text:style-name="P2">dancing</text:p>
            </table:table-cell>
          </table:table-row>
          <table:table-row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little</text:p>
            </table:table-cell>
            <table:table-cell office:value-type="string" table:style-name="Table1.A1">
              <text:p text:style-name="P2">gotta</text:p>
            </table:table-cell>
            <table:table-cell office:value-type="string" table:style-name="Table1.A1">
              <text:p text:style-name="P2">dove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always</text:p>
            </table:table-cell>
            <table:table-cell office:value-type="string" table:style-name="Table1.A1">
              <text:p text:style-name="P2">never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trying</text:p>
            </table:table-cell>
            <table:table-cell office:value-type="string" table:style-name="Table1.E1">
              <text:p text:style-name="P2">he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her</text:p>
            </table:table-cell>
            <table:table-cell office:value-type="string" table:style-name="Table1.A1">
              <text:p text:style-name="P2">yeah</text:p>
            </table:table-cell>
            <table:table-cell office:value-type="string" table:style-name="Table1.A1">
              <text:p text:style-name="P2">alive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E1">
              <text:p text:style-name="P2">baby</text:p>
            </table:table-cell>
          </table:table-row>
          <table:table-row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rain</text:p>
            </table:table-cell>
            <table:table-cell office:value-type="string" table:style-name="Table1.A1">
              <text:p text:style-name="P2">wind</text:p>
            </table:table-cell>
            <table:table-cell office:value-type="string" table:style-name="Table1.A1">
              <text:p text:style-name="P2">maybe</text:p>
            </table:table-cell>
            <table:table-cell office:value-type="string" table:style-name="Table1.E1">
              <text:p text:style-name="P2">true</text:p>
            </table:table-cell>
          </table:table-row>
          <table:table-row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wish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E1">
              <text:p text:style-name="P2">kiss</text:p>
            </table:table-cell>
          </table:table-row>
          <table:table-row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own</text:p>
            </table:table-cell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tries</text:p>
            </table:table-cell>
            <table:table-cell office:value-type="string" table:style-name="Table1.E1">
              <text:p text:style-name="P2">light</text:p>
            </table:table-cell>
          </table:table-row>
          <table:table-row>
            <table:table-cell office:value-type="string" table:style-name="Table1.A1">
              <text:p text:style-name="P2">turns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people</text:p>
            </table:table-cell>
            <table:table-cell office:value-type="string" table:style-name="Table1.A1">
              <text:p text:style-name="P2">rise</text:p>
            </table:table-cell>
            <table:table-cell office:value-type="string" table:style-name="Table1.E1">
              <text:p text:style-name="P2">open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GB" fo:language="en" style:font-name="Liberation Serif" style:language-asian="zh" style:language-complex="hi" style:font-size-asian="10.5pt" style:font-name-asian="Droid Sans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GB" fo:language="en" fo:hyphenation-push-char-count="2" style:font-name="Liberation Serif" style:language-asian="zh" style:language-complex="hi" style:font-size-asian="10.5pt" style:font-name-asian="Droid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Droid Sans'" style:font-name-asian="Droid Sans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4-05-10T15:00:41.077923586</dc:date>
    <dc:creator>Gervase Markham</dc:creator>
    <meta:editing-duration>PT45M46S</meta:editing-duration>
    <meta:editing-cycles>5</meta:editing-cycles>
    <meta:generator>LibreOffice/4.1.3.2$Linux_x86 LibreOffice_project/410m0$Build-2</meta:generator>
    <meta:document-statistic meta:table-count="1" meta:image-count="0" meta:object-count="0" meta:page-count="2" meta:paragraph-count="8" meta:word-count="91" meta:character-count="538" meta:non-whitespace-character-count="455"/>
  </office:meta>
</office:document-meta>
</file>